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P31" style:family="paragraph" style:parent-style-name="Table_20_Contents">
      <style:text-properties fo:font-weight="bold" officeooo:rsid="0023bf09" officeooo:paragraph-rsid="0023bf09" style:font-weight-asian="bold" style:font-weight-complex="bold"/>
    </style:style>
    <style:style style:name="P32" style:family="paragraph" style:parent-style-name="Table_20_Contents">
      <style:text-properties officeooo:rsid="0023f0c8" officeooo:paragraph-rsid="0023f0c8"/>
    </style:style>
    <style:style style:name="P33" style:family="paragraph" style:parent-style-name="Table_20_Contents">
      <style:text-properties fo:font-weight="normal" officeooo:rsid="0028b787" officeooo:paragraph-rsid="0028b787" style:font-weight-asian="normal" style:font-weight-complex="normal"/>
    </style:style>
    <style:style style:name="P34" style:family="paragraph" style:parent-style-name="Table_20_Contents">
      <style:text-properties fo:font-weight="normal" officeooo:rsid="002a082b" officeooo:paragraph-rsid="002a082b" style:font-weight-asian="normal" style:font-weight-complex="normal"/>
    </style:style>
    <style:style style:name="P35" style:family="paragraph" style:parent-style-name="Table_20_Contents">
      <style:text-properties officeooo:rsid="002918f6" officeooo:paragraph-rsid="002918f6"/>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style:font-weight-asian="normal" style:font-weight-complex="normal"/>
    </style:style>
    <style:style style:name="T20" style:family="text">
      <style:text-properties fo:font-weight="normal" officeooo:rsid="002295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 Kundolini (Awakening/Yoga)</text:span></text:p>
          </table:table-cell>
        </table:table-row>
      </table:table>
      <table:table table:name="Table2" table:style-name="Table2">
        <table:table-column table:style-name="Table2.A" table:number-columns-repeated="2"/>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text:soft-page-break/>at the level of the authentic self.</text:p>
          </table:table-cell>
        </table:table-row>
      </table:table>
      <table:table table:name="Table4" table:style-name="Table4">
        <table:table-column table:style-name="Table4.A" table:number-columns-repeated="2"/>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text:soft-page-break/>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text:soft-page-break/>us also lay aside every encumbrance and the sin which so easily entangles us, and let us run with 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number-columns-repeated="2"/>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ext:soft-page-break/>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ext:soft-page-break/>
        <table:table-row>
          <table:table-cell table:style-name="Table6.A2" office:value-type="string">
            <text:p text:style-name="P28">If you only have the bible to read, you won't get teaching presented outside of scriptures. <text:s/>i.e. “</text:p>
            <text:p text:style-name="P28">“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20">prevail against it” (Matthew 16:18 perversion)</text:span></text:p>
          </table:table-cell>
          <table:table-cell table:style-name="Table6.B2" office:value-type="string">
            <text:p text:style-name="P28"/>
          </table:table-cell>
        </table:table-row>
        <table:table-row>
          <table:table-cell table:style-name="Table6.A2" office:value-type="string">
            <text:p text:style-name="P31">YOU CANNOT BE A CHRISTION AND SOMETHING ELSE /<text:span text:style-name="T19"> any from the list at the top</text:span></text:p>
          </table:table-cell>
          <table:table-cell table:style-name="Table6.B2" office:value-type="string">
            <text:p text:style-name="P28"/>
          </table:table-cell>
        </table:table-row>
        <table:table-row>
          <table:table-cell table:style-name="Table6.A2" office:value-type="string">
            <text:p text:style-name="P31"/>
          </table:table-cell>
          <table:table-cell table:style-name="Table6.B2" office:value-type="string">
            <text:p text:style-name="P32">You don't need a gospel because you have any bad news, there is no judgement. <text:s/>No sin. <text:s/>Everything is going to turn into god its just a mater of time.</text:p>
          </table:table-cell>
        </table:table-row>
        <table:table-row>
          <table:table-cell table:style-name="Table6.A2" office:value-type="string">
            <text:p text:style-name="P33">– There is no evidence that any of these NEW AGE claims are true.</text:p>
            <text:p text:style-name="P33">– Societies that have believed these lies for centuries have always been impoverished</text:p>
            <text:p text:style-name="P33">– Massive Biblical illiteracy in America makes it possible for these people to sell millions of books <text:soft-page-break/>and deceive even people who go to churches</text:p>
            <text:p text:style-name="P33">– Evangelicals who have pushed <text:span text:style-name="T13">Bible</text:span> <text:span text:style-name="T13">teaching</text:span> out of their churches bear responsibility for this deception to be so widespread</text:p>
          </table:table-cell>
          <table:table-cell table:style-name="Table6.B2" office:value-type="string">
            <text:p text:style-name="P32"/>
          </table:table-cell>
        </table:table-row>
        <table:table-row>
          <table:table-cell table:style-name="Table6.A2" office:value-type="string">
            <text:p text:style-name="P34">Matthew 5:13 – You are the salt of the earth; but if the salt has become tasteless, how can it be made salty again? <text:s/>It is no longer good fro anything, except to be thrown out and trampled under foot by men.</text:p>
          </table:table-cell>
          <table:table-cell table:style-name="Table6.B2" office:value-type="string">
            <text:p text:style-name="P35">Contemplative Prayer</text:p>
            <text:p text:style-name="P35">Matra – names of hindu gods – Demons</text:p>
            <text:p text:style-name="P35">yoga – sex perverted</text:p>
            <text:p text:style-name="P35">loose serpent force – kunulini</text:p>
            <text:p text:style-name="P35">raki – occult laying on of hands</text:p>
            <text:p text:style-name="P35">transfer of spirits</text:p>
            <text:p text:style-name="P35">relaxation response – breath out say the word one. Concentrate on a word.</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8T03:12:00.807963345</dc:date>
    <dc:creator>GrrWooD </dc:creator>
    <meta:editing-duration>P1DT23M16S</meta:editing-duration>
    <meta:editing-cycles>13</meta:editing-cycles>
    <meta:generator>LibreOffice/4.2.4.2$Linux_X86_64 LibreOffice_project/420m0$Build-2</meta:generator>
    <meta:document-statistic meta:table-count="6" meta:image-count="0" meta:object-count="0" meta:page-count="7" meta:paragraph-count="132" meta:word-count="2119" meta:character-count="12274" meta:non-whitespace-character-count="10177"/>
  </office:meta>
</office:document-meta>
</file>